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ptos"/>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family="paragraph">
      <style:paragraph-properties fo:margin-left="1.25in">
        <style:tab-stops/>
      </style:paragraph-properties>
    </style:style>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Normal" style:family="paragraph">
      <style:paragraph-properties fo:margin-left="0.5in">
        <style:tab-stops/>
      </style:paragraph-properties>
    </style:style>
    <style:style style:name="P14" style:parent-style-name="ListParagraph" style:list-style-name="LFO2" style:family="paragraph"/>
    <style:style style:name="P15" style:parent-style-name="Normal" style:family="paragraph">
      <style:paragraph-properties fo:margin-left="0.5in">
        <style:tab-stops/>
      </style:paragraph-properties>
    </style:style>
    <style:style style:name="P16" style:parent-style-name="ListParagraph" style:list-style-name="LFO3" style:family="paragraph"/>
  </office:automatic-styles>
  <office:body>
    <office:text text:use-soft-page-breaks="true">
      <text:p text:style-name="P1">Ex3B_ExploringPublicData.txt</text:p>
      <text:list text:style-name="LFO1" text:continue-numbering="true">
        <text:list-item>
          <text:p text:style-name="P2">Start by reviewing the data.gov home page. What is this?</text:p>
        </text:list-item>
      </text:list>
      <text:list text:style-name="LFO2" text:continue-numbering="true">
        <text:list-item>
          <text:p text:style-name="P3">A website that holds the U.s governments open data</text:p>
        </text:list-item>
      </text:list>
      <text:p text:style-name="ListParagraph"><text:line-break/>2. Go to Most Viewed Datasets. How many datasets are listed?</text:p>
      <text:list text:style-name="LFO2" text:continue-numbering="true">
        <text:list-item>
          <text:p text:style-name="P4">Most viewed is (CRDC) Civil<text:s/>Rights Data Collection for 2015-2016 school year. The site has 402,375 sets of data</text:p>
        </text:list-item>
      </text:list>
      <text:p text:style-name="ListParagraph"><text:line-break/>3. Find the Topic Category for Human Health. Review the range of data sources<text:line-break/>available for this topic. Why do you think these were tagged with the Human Health<text:line-break/>category?</text:p>
      <text:list text:style-name="LFO2" text:continue-numbering="true">
        <text:list-item>
          <text:p text:style-name="P5">When searching for “human health” data sets that relate to that topic appear. I believe they were tagged because they mention human health or are within that category.<text:s/></text:p>
        </text:list-item>
      </text:list>
      <text:p text:style-name="ListParagraph"><text:line-break/>4. Go to the Food Price Outlook. Review the catalog page for this dataset. How can you navigate to additional datasets from the USDA?<text:s/></text:p>
      <text:list text:style-name="LFO2" text:continue-numbering="true">
        <text:list-item>
          <text:p text:style-name="P6">If you click on the image of USDA, it will take you directly to the department of agriculture catalog where you can view datasets</text:p>
        </text:list-item>
      </text:list>
      <text:p text:style-name="ListParagraph"><text:line-break/>5. Go back to the data.gov home page. This time, click on Datasets by Organization.</text:p>
      <text:list text:style-name="LFO2" text:continue-numbering="true">
        <text:list-item>
          <text:p text:style-name="P7">DONE</text:p>
        </text:list-item>
      </text:list>
      <text:p text:style-name="ListParagraph"><text:line-break/>6. Try searching for your city, county, and state. What organizations are returned?</text:p>
      <text:list text:style-name="LFO2" text:continue-numbering="true">
        <text:list-item>
          <text:p text:style-name="P8">When I search Charlotte NC, no organizations appear</text:p>
        </text:list-item>
      </text:list>
      <text:p text:style-name="P9"/>
      <text:p text:style-name="ListParagraph">7. Search for USDA, and click into the result. Within the USDA datasets, search for food<text:s/>composition. Notice that the top three results are all datasets concerning nutrition information. Try searching the USDA page for nutrition. How does that affect your results? <text:s/></text:p>
      <text:list text:style-name="LFO2" text:continue-numbering="true">
        <text:list-item>
          <text:p text:style-name="P10">When searching for both ways I ended with the same top 3 results (filtered in order by relevance)</text:p>
        </text:list-item>
      </text:list>
      <text:p text:style-name="ListParagraph"><text:line-break/>a) One of the tricky things about working with data is that sometimes the terminology used by a data source is not obvious. You may need to dig around and be creative to find what you’re looking for.</text:p>
      <text:list text:style-name="LFO2" text:continue-numbering="true">
        <text:list-item>
          <text:p text:style-name="P11">DONE</text:p>
        </text:list-item>
      </text:list>
      <text:p text:style-name="ListParagraph"><text:line-break/>8. Go back to the results for food composition and click on Food Data Central. Review the catalog page for this data source, then click on the button for Visit Page. Take some time to explore the Food Data Central website.</text:p>
      <text:list text:style-name="LFO2" text:continue-numbering="true">
        <text:list-item>
          <text:p text:style-name="P12">DONE</text:p>
        </text:list-item>
      </text:list>
      <text:p text:style-name="P13"><text:line-break/>a) Try searching for butter, or any of your favorite foods. What kind of results do you<text:line-break/>get? What happens when you click on a result?</text:p>
      <text:list text:style-name="LFO2" text:continue-numbering="true">
        <text:list-item>
          <text:p text:style-name="P14">I searched “butter” and got a few different results, you get a tab for “foundation foods” “Legacy foods” “Survey foods” “branded foods” Descriptions of butter types</text:p>
        </text:list-item>
      </text:list>
      <text:p text:style-name="P15"><text:line-break/>b) Go back to the home page. Find Foundation Foods and click on Downloads. What<text:line-break/>kind of data can you find on this page? How big are these files? Where can you find<text:line-break/>more information on the data types available?</text:p>
      <text:list text:style-name="LFO3" text:continue-numbering="true">
        <text:list-item>
          <text:list>
            <text:list-item>
              <text:p text:style-name="P16">We get a view of latest downloads and details on file name and data type with the release date of the information, We can also get additional information under historical downloads and the section under download notes<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ptos"/>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ctoria ordonez</meta:initial-creator>
    <dc:creator>victoria ordonez</dc:creator>
    <meta:creation-date>2026-04-09T00:34:00Z</meta:creation-date>
    <dc:date>2026-04-09T00:35:00Z</dc:date>
    <meta:template xlink:href="Normal" xlink:type="simple"/>
    <meta:editing-cycles>4</meta:editing-cycles>
    <meta:editing-duration>PT120S</meta:editing-duration>
    <meta:document-statistic meta:page-count="1" meta:paragraph-count="27" meta:word-count="464" meta:character-count="2649" meta:row-count="56" meta:non-whitespace-character-count="2212"/>
  </office:meta>
</office:document-meta>
</file>